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1.461cm"/>
    </style:style>
    <style:style style:name="co4" style:family="table-column">
      <style:table-column-properties fo:break-before="auto" style:column-width="4.6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3.18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rked_A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4" table:default-cell-style-name="ce3"/>
        <table:table-column table:style-name="co2" table:number-columns-repeated="6" table:default-cell-style-name="Default"/>
        <table:table-column table:style-name="co5" table:number-columns-repeated="1002" table:default-cell-style-name="Default"/>
        <table:table-row table:style-name="ro1">
          <table:table-cell table:style-name="ce1" office:value-type="string" calcext:value-type="string">
            <text:p>Plotnummer</text:p>
          </table:table-cell>
          <table:table-cell table:style-name="ce1" office:value-type="string" calcext:value-type="string">
            <text:p>Rueckegasse</text:p>
          </table:table-cell>
          <table:table-cell table:style-name="ce1" office:value-type="string" calcext:value-type="string">
            <text:p>Esche.markiert</text:p>
          </table:table-cell>
          <table:table-cell table:style-name="ce1" office:value-type="string" calcext:value-type="string">
            <text:p>Baumart_kurz</text:p>
          </table:table-cell>
          <table:table-cell table:style-name="ce1" office:value-type="string" calcext:value-type="string">
            <text:p>Hoehe</text:p>
          </table:table-cell>
          <table:table-cell table:style-name="ce1" office:value-type="string" calcext:value-type="string">
            <text:p>Anzahl.Triebe</text:p>
          </table:table-cell>
          <table:table-cell table:style-name="ce1" office:value-type="string" calcext:value-type="string">
            <text:p>Einjaehriger.Saemling</text:p>
          </table:table-cell>
          <table:table-cell table:style-name="ce1" office:value-type="string" calcext:value-type="string">
            <text:p>ETS.abgestorben.frisch</text:p>
          </table:table-cell>
          <table:table-cell table:style-name="ce1" office:value-type="string" calcext:value-type="string">
            <text:p>ETS.abgestorben.alt</text:p>
          </table:table-cell>
          <table:table-cell table:style-name="ce1" office:value-type="string" calcext:value-type="string">
            <text:p>ETS.lebend</text:p>
          </table:table-cell>
          <table:table-cell table:style-name="ce1" office:value-type="string" calcext:value-type="string">
            <text:p>Verbiss.lebend</text:p>
          </table:table-cell>
          <table:table-cell table:style-name="ce1" office:value-type="string" calcext:value-type="string">
            <text:p>Verbiss.tot</text:p>
          </table:table-cell>
          <table:table-cell table:style-name="ce1" office:value-type="string" calcext:value-type="string">
            <text:p>Sonstige.Gruende.tot</text:p>
          </table:table-cell>
          <table:table-cell table:style-name="ce1" office:value-type="string" calcext:value-type="string">
            <text:p>Blattflecken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ETS.abgestorben.frisch.terminal</text:p>
          </table:table-cell>
          <table:table-cell table:style-name="ce1" office:value-type="string" calcext:value-type="string">
            <text:p>ETS.abgestorben.alt.terminal</text:p>
          </table:table-cell>
          <table:table-cell table:style-name="ce1" office:value-type="string" calcext:value-type="string">
            <text:p>ETS.lebend.terminal</text:p>
          </table:table-cell>
          <table:table-cell table:style-name="ce1" office:value-type="string" calcext:value-type="string">
            <text:p>Verbiss.lebend.terminal</text:p>
          </table:table-cell>
          <table:table-cell table:style-name="ce1" office:value-type="string" calcext:value-type="string">
            <text:p>Verbiss.tot.terminal</text:p>
          </table:table-cell>
          <table:table-cell table:style-name="ce1" office:value-type="string" calcext:value-type="string">
            <text:p>Sonstige.Gruende.tot.terminal</text:p>
          </table:table-cell>
          <table:table-cell table:style-name="ce1" table:number-columns-repeated="1002"/>
        </table:table-row>
        <table:table-row table:style-name="ro2">
          <table:table-cell office:value-type="float" office:value="8901" calcext:value-type="float">
            <text:p>89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2" calcext:value-type="float">
            <text:p>890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3" calcext:value-type="float">
            <text:p>89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4" calcext:value-type="float">
            <text:p>890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5" calcext:value-type="float">
            <text:p>89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6" calcext:value-type="float">
            <text:p>890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7" calcext:value-type="float">
            <text:p>890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8" calcext:value-type="float">
            <text:p>890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09" calcext:value-type="float">
            <text:p>89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0" calcext:value-type="float">
            <text:p>89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1" calcext:value-type="float">
            <text:p>89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3" calcext:value-type="float">
            <text:p>891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4" calcext:value-type="float">
            <text:p>891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6" calcext:value-type="float">
            <text:p>891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7" calcext:value-type="float">
            <text:p>891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8" calcext:value-type="float">
            <text:p>891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19" calcext:value-type="float">
            <text:p>891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0" calcext:value-type="float">
            <text:p>89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1" calcext:value-type="float">
            <text:p>892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2" calcext:value-type="float">
            <text:p>892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3" calcext:value-type="float">
            <text:p>89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4" calcext:value-type="float">
            <text:p>892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5" calcext:value-type="float">
            <text:p>892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6" calcext:value-type="float">
            <text:p>892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7" calcext:value-type="float">
            <text:p>892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8" calcext:value-type="float">
            <text:p>892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29" calcext:value-type="float">
            <text:p>89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0" calcext:value-type="float">
            <text:p>893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1" calcext:value-type="float">
            <text:p>893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2" calcext:value-type="float">
            <text:p>893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3" calcext:value-type="float">
            <text:p>893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4" calcext:value-type="float">
            <text:p>893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5" calcext:value-type="float">
            <text:p>893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6" calcext:value-type="float">
            <text:p>893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7" calcext:value-type="float">
            <text:p>893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8" calcext:value-type="float">
            <text:p>893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39" calcext:value-type="float">
            <text:p>893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0" calcext:value-type="float">
            <text:p>894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1" calcext:value-type="float">
            <text:p>894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2" calcext:value-type="float">
            <text:p>894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3" calcext:value-type="float">
            <text:p>894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4" calcext:value-type="float">
            <text:p>894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5" calcext:value-type="float">
            <text:p>894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6" calcext:value-type="float">
            <text:p>894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7" calcext:value-type="float">
            <text:p>894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8" calcext:value-type="float">
            <text:p>894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49" calcext:value-type="float">
            <text:p>894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0" calcext:value-type="float">
            <text:p>895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1" calcext:value-type="float">
            <text:p>895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2" calcext:value-type="float">
            <text:p>895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3" calcext:value-type="float">
            <text:p>895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4" calcext:value-type="float">
            <text:p>895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5" calcext:value-type="float">
            <text:p>89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6" calcext:value-type="float">
            <text:p>895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3">
          <table:table-cell office:value-type="float" office:value="8957" calcext:value-type="float">
            <text:p>895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il des Buchenstammes verdeckt den Plo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8" calcext:value-type="float">
            <text:p>895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59" calcext:value-type="float">
            <text:p>895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0" calcext:value-type="float">
            <text:p>896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1" calcext:value-type="float">
            <text:p>896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2" calcext:value-type="float">
            <text:p>896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3" calcext:value-type="float">
            <text:p>896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4" calcext:value-type="float">
            <text:p>896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5" calcext:value-type="float">
            <text:p>896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6" calcext:value-type="float">
            <text:p>896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7" calcext:value-type="float">
            <text:p>896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8" calcext:value-type="float">
            <text:p>896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69" calcext:value-type="float">
            <text:p>896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0" calcext:value-type="float">
            <text:p>897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1" calcext:value-type="float">
            <text:p>89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2" calcext:value-type="float">
            <text:p>89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3" calcext:value-type="float">
            <text:p>897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4" calcext:value-type="float">
            <text:p>897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5" calcext:value-type="float">
            <text:p>897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6" calcext:value-type="float">
            <text:p>897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7" calcext:value-type="float">
            <text:p>897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8" calcext:value-type="float">
            <text:p>897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79" calcext:value-type="float">
            <text:p>897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0" calcext:value-type="float">
            <text:p>898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1" calcext:value-type="float">
            <text:p>898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2" calcext:value-type="float">
            <text:p>89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3" calcext:value-type="float">
            <text:p>898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4" calcext:value-type="float">
            <text:p>898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5" calcext:value-type="float">
            <text:p>898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6" calcext:value-type="float">
            <text:p>898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7" calcext:value-type="float">
            <text:p>898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8" calcext:value-type="float">
            <text:p>898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89" calcext:value-type="float">
            <text:p>898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0" calcext:value-type="float">
            <text:p>899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1" calcext:value-type="float">
            <text:p>89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2" calcext:value-type="float">
            <text:p>899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3" calcext:value-type="float">
            <text:p>899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4" calcext:value-type="float">
            <text:p>89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5" calcext:value-type="float">
            <text:p>899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6" calcext:value-type="float">
            <text:p>899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7" calcext:value-type="float">
            <text:p>899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8" calcext:value-type="float">
            <text:p>899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99" calcext:value-type="float">
            <text:p>899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0" calcext:value-type="float">
            <text:p>90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1" calcext:value-type="float">
            <text:p>90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2" calcext:value-type="float">
            <text:p>900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3" calcext:value-type="float">
            <text:p>90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4" calcext:value-type="float">
            <text:p>900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5" calcext:value-type="float">
            <text:p>90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6" calcext:value-type="float">
            <text:p>900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7" calcext:value-type="float">
            <text:p>900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8" calcext:value-type="float">
            <text:p>900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09" calcext:value-type="float">
            <text:p>90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0" calcext:value-type="float">
            <text:p>90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1" calcext:value-type="float">
            <text:p>90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2" calcext:value-type="float">
            <text:p>90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3" calcext:value-type="float">
            <text:p>901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5" calcext:value-type="float">
            <text:p>901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6" calcext:value-type="float">
            <text:p>901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17" calcext:value-type="float">
            <text:p>901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1" calcext:value-type="float">
            <text:p>87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2" calcext:value-type="float">
            <text:p>870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3" calcext:value-type="float">
            <text:p>87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4" calcext:value-type="float">
            <text:p>870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5" calcext:value-type="float">
            <text:p>87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6" calcext:value-type="float">
            <text:p>870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7" calcext:value-type="float">
            <text:p>870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8" calcext:value-type="float">
            <text:p>870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09" calcext:value-type="float">
            <text:p>87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0" calcext:value-type="float">
            <text:p>87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1" calcext:value-type="float">
            <text:p>87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2" calcext:value-type="float">
            <text:p>87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3" calcext:value-type="float">
            <text:p>871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4" calcext:value-type="float">
            <text:p>871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5" calcext:value-type="float">
            <text:p>871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6" calcext:value-type="float">
            <text:p>871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7" calcext:value-type="float">
            <text:p>871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8" calcext:value-type="float">
            <text:p>871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19" calcext:value-type="float">
            <text:p>871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8720" calcext:value-type="float">
            <text:p>87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1" calcext:value-type="float">
            <text:p>872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2" calcext:value-type="float">
            <text:p>872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3" calcext:value-type="float">
            <text:p>87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4" calcext:value-type="float">
            <text:p>872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5" calcext:value-type="float">
            <text:p>872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6" calcext:value-type="float">
            <text:p>872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7" calcext:value-type="float">
            <text:p>872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8" calcext:value-type="float">
            <text:p>872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29" calcext:value-type="float">
            <text:p>87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0" calcext:value-type="float">
            <text:p>873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1" calcext:value-type="float">
            <text:p>873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2" calcext:value-type="float">
            <text:p>873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3" calcext:value-type="float">
            <text:p>873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umgeknickt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4" calcext:value-type="float">
            <text:p>873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5" calcext:value-type="float">
            <text:p>873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6" calcext:value-type="float">
            <text:p>873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7" calcext:value-type="float">
            <text:p>873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8" calcext:value-type="float">
            <text:p>873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wechselt mit SO?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39" calcext:value-type="float">
            <text:p>873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0" calcext:value-type="float">
            <text:p>874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k 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1" calcext:value-type="float">
            <text:p>874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2" calcext:value-type="float">
            <text:p>874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wechselt mit SW?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3" calcext:value-type="float">
            <text:p>874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wechselt mit NW?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4" calcext:value-type="float">
            <text:p>874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5" calcext:value-type="float">
            <text:p>874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6" calcext:value-type="float">
            <text:p>874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7" calcext:value-type="float">
            <text:p>874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8" calcext:value-type="float">
            <text:p>874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49" calcext:value-type="float">
            <text:p>874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0" calcext:value-type="float">
            <text:p>875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1" calcext:value-type="float">
            <text:p>875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2" calcext:value-type="float">
            <text:p>875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3" calcext:value-type="float">
            <text:p>875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4" calcext:value-type="float">
            <text:p>875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5" calcext:value-type="float">
            <text:p>87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6" calcext:value-type="float">
            <text:p>875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7" calcext:value-type="float">
            <text:p>875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8" calcext:value-type="float">
            <text:p>875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59" calcext:value-type="float">
            <text:p>875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0" calcext:value-type="float">
            <text:p>876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1" calcext:value-type="float">
            <text:p>876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2" calcext:value-type="float">
            <text:p>876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3" calcext:value-type="float">
            <text:p>876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4" calcext:value-type="float">
            <text:p>876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5" calcext:value-type="float">
            <text:p>876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6" calcext:value-type="float">
            <text:p>876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7" calcext:value-type="float">
            <text:p>876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69" calcext:value-type="float">
            <text:p>876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0" calcext:value-type="float">
            <text:p>877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1" calcext:value-type="float">
            <text:p>87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2" calcext:value-type="float">
            <text:p>87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3" calcext:value-type="float">
            <text:p>877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4" calcext:value-type="float">
            <text:p>877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5" calcext:value-type="float">
            <text:p>877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6" calcext:value-type="float">
            <text:p>877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7" calcext:value-type="float">
            <text:p>877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8" calcext:value-type="float">
            <text:p>877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79" calcext:value-type="float">
            <text:p>877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1" calcext:value-type="float">
            <text:p>878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2" calcext:value-type="float">
            <text:p>87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3" calcext:value-type="float">
            <text:p>878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ngekraz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4" calcext:value-type="float">
            <text:p>878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5" calcext:value-type="float">
            <text:p>878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6" calcext:value-type="float">
            <text:p>878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ets?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7" calcext:value-type="float">
            <text:p>878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8" calcext:value-type="float">
            <text:p>878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89" calcext:value-type="float">
            <text:p>878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0" calcext:value-type="float">
            <text:p>879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1" calcext:value-type="float">
            <text:p>87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2" calcext:value-type="float">
            <text:p>879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riechend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3" calcext:value-type="float">
            <text:p>879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lebt bis 3 cm </text:p>
          </table:table-cell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RB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kriechend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4" calcext:value-type="float">
            <text:p>87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6" calcext:value-type="float">
            <text:p>879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7" calcext:value-type="float">
            <text:p>879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8" calcext:value-type="float">
            <text:p>879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mgefahr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99" calcext:value-type="float">
            <text:p>879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leicht angenag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0" calcext:value-type="float">
            <text:p>88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1" calcext:value-type="float">
            <text:p>88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3">
          <table:table-cell office:value-type="float" office:value="8802" calcext:value-type="float">
            <text:p>880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es wurde kurz auf die Fläche gefahr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3" calcext:value-type="float">
            <text:p>88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4" calcext:value-type="float">
            <text:p>880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 angenag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5" calcext:value-type="float">
            <text:p>88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6" calcext:value-type="float">
            <text:p>880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7" calcext:value-type="float">
            <text:p>880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8" calcext:value-type="float">
            <text:p>880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09" calcext:value-type="float">
            <text:p>88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3">
          <table:table-cell office:value-type="float" office:value="8810" calcext:value-type="float">
            <text:p>88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grüne Höhe 6cm, viele frisch tote Eschen</text:p>
          </table:table-cell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11" calcext:value-type="float">
            <text:p>88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12" calcext:value-type="float">
            <text:p>88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13" calcext:value-type="float">
            <text:p>881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14" calcext:value-type="float">
            <text:p>881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matschig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eicht ausgegrab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15" calcext:value-type="float">
            <text:p>881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stark 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lle/ 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ebs/Galle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ebs die Blätter auch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 <text:s/>Fehl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bs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gebrochen/Krebs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KEINE BLÄTTER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GEND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gend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egend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GEND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3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bs und einer von uns abgebroch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BS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tark 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A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angenag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kiert?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ebs galle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stark kriechend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stark 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mgefahr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mgefahr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mgefahr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mgefahren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ark 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ebs gall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GE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umgeknickt</text:p>
          </table:table-cell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G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G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number-columns-repeated="7" office:value-type="string" calcext:value-type="string">
            <text:p>NA</text:p>
          </table:table-cell>
          <table:table-cell/>
          <table:table-cell table:number-columns-repeated="6" table:style-name="ce2" office:value-type="string" calcext:value-type="string">
            <text:p>FALSE</text:p>
          </table:table-cell>
          <table:table-cell table:number-columns-repeated="1002"/>
        </table:table-row>
        <table:table-row table:style-name="ro2" table:number-rows-repeated="104708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Marked_Ash.A1:Marked_Ash.U149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8-19T12:40:45.991239296</dc:date>
    <dc:creator>Johannes Osewold</dc:creator>
    <meta:editing-duration>PT13M19S</meta:editing-duration>
    <meta:editing-cycles>3</meta:editing-cycles>
    <meta:document-statistic meta:table-count="1" meta:cell-count="29969" meta:object-count="0"/>
  </office:meta>
</office:document-meta>
</file>